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0.01pt" svg:y="289.93pt">
            <draw:object draw:notify-on-update-of-ranges="Sheet1.A23:Sheet1.A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aw: 18565 <text:s text:c="3"/>sampled: 1869.644 <text:s text:c="2"/>given: 3800 <text:s text:c="2"/>gain: 2.0324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8565 <text:s text:c="3"/>sampled: 1869.644 <text:s text:c="2"/>given: 3800 <text:s text:c="2"/>gain: 2.0324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7590 <text:s text:c="3"/>sampled: 1771.454 <text:s text:c="2"/>given: 3600 <text:s text:c="2"/>gain: 2.032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7590 <text:s text:c="3"/>sampled: 1771.454 <text:s text:c="2"/>given: 3600 <text:s text:c="2"/>gain: 2.032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6610 <text:s text:c="3"/>sampled: 1672.76 <text:s text:c="2"/>given: 3400 <text:s text:c="2"/>gain: 2.0325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6611 <text:s text:c="3"/>sampled: 1672.861 <text:s text:c="2"/>given: 3400 <text:s text:c="2"/>gain: 2.0324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5634 <text:s text:c="3"/>sampled: 1574.469 <text:s text:c="2"/>given: 3200 <text:s text:c="2"/>gain: 2.0324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5634 <text:s text:c="3"/>sampled: 1574.469 <text:s text:c="2"/>given: 3200 <text:s text:c="2"/>gain: 2.0324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4657 <text:s text:c="3"/>sampled: 1476.077 <text:s text:c="2"/>given: 3000 <text:s text:c="2"/>gain: 2.0324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4657 <text:s text:c="3"/>sampled: 1476.077 <text:s text:c="2"/>given: 3000 <text:s text:c="2"/>gain: 2.0324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3681 <text:s text:c="3"/>sampled: 1377.786 <text:s text:c="2"/>given: 2800 <text:s text:c="2"/>gain: 2.032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3681 <text:s text:c="3"/>sampled: 1377.786 <text:s text:c="2"/>given: 2800 <text:s text:c="2"/>gain: 2.032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2703 <text:s text:c="3"/>sampled: 1279.294 <text:s text:c="2"/>given: 2600 <text:s text:c="2"/>gain: 2.0323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2702 <text:s text:c="3"/>sampled: 1279.193 <text:s text:c="2"/>given: 2600 <text:s text:c="2"/>gain: 2.0325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1727 <text:s text:c="3"/>sampled: 1181.003 <text:s text:c="2"/>given: 2400 <text:s text:c="2"/>gain: 2.0321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1727 <text:s text:c="3"/>sampled: 1181.003 <text:s text:c="2"/>given: 2400 <text:s text:c="2"/>gain: 2.0321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0750 <text:s text:c="3"/>sampled: 1082.611 <text:s text:c="2"/>given: 2200 <text:s text:c="2"/>gain: 2.032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0750 <text:s text:c="3"/>sampled: 1082.611 <text:s text:c="2"/>given: 2200 <text:s text:c="2"/>gain: 2.032124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2.032472" calcext:value-type="float">
            <text:p>2.032472</text:p>
          </table:table-cell>
          <table:table-cell table:number-columns-repeated="10"/>
        </table:table-row>
        <table:table-row table:style-name="ro1">
          <table:table-cell table:style-name="ce1" office:value-type="float" office:value="2.032472" calcext:value-type="float">
            <text:p>2.032472</text:p>
          </table:table-cell>
          <table:table-cell table:number-columns-repeated="10"/>
        </table:table-row>
        <table:table-row table:style-name="ro1">
          <table:table-cell table:style-name="ce1" office:value-type="float" office:value="2.032229" calcext:value-type="float">
            <text:p>2.032229</text:p>
          </table:table-cell>
          <table:table-cell table:number-columns-repeated="10"/>
        </table:table-row>
        <table:table-row table:style-name="ro1">
          <table:table-cell table:style-name="ce1" office:value-type="float" office:value="2.032229" calcext:value-type="float">
            <text:p>2.032229</text:p>
          </table:table-cell>
          <table:table-cell table:number-columns-repeated="10"/>
        </table:table-row>
        <table:table-row table:style-name="ro1">
          <table:table-cell table:style-name="ce1" office:value-type="float" office:value="2.032569" calcext:value-type="float">
            <text:p>2.032569</text:p>
          </table:table-cell>
          <table:table-cell table:number-columns-repeated="10"/>
        </table:table-row>
        <table:table-row table:style-name="ro1">
          <table:table-cell table:style-name="ce1" office:value-type="float" office:value="2.032447" calcext:value-type="float">
            <text:p>2.032447</text:p>
          </table:table-cell>
          <table:table-cell table:number-columns-repeated="10"/>
        </table:table-row>
        <table:table-row table:style-name="ro1">
          <table:table-cell table:style-name="ce1" office:value-type="float" office:value="2.032431" calcext:value-type="float">
            <text:p>2.032431</text:p>
          </table:table-cell>
          <table:table-cell table:number-columns-repeated="10"/>
        </table:table-row>
        <table:table-row table:style-name="ro1">
          <table:table-cell table:style-name="ce1" office:value-type="float" office:value="2.032431" calcext:value-type="float">
            <text:p>2.032431</text:p>
          </table:table-cell>
          <table:table-cell table:number-columns-repeated="10"/>
        </table:table-row>
        <table:table-row table:style-name="ro1">
          <table:table-cell table:style-name="ce1" office:value-type="float" office:value="2.032414" calcext:value-type="float">
            <text:p>2.032414</text:p>
          </table:table-cell>
          <table:table-cell table:number-columns-repeated="10"/>
        </table:table-row>
        <table:table-row table:style-name="ro1">
          <table:table-cell table:style-name="ce1" office:value-type="float" office:value="2.032414" calcext:value-type="float">
            <text:p>2.032414</text:p>
          </table:table-cell>
          <table:table-cell table:number-columns-repeated="10"/>
        </table:table-row>
        <table:table-row table:style-name="ro1">
          <table:table-cell table:style-name="ce1" office:value-type="float" office:value="2.032246" calcext:value-type="float">
            <text:p>2.032246</text:p>
          </table:table-cell>
          <table:table-cell table:number-columns-repeated="10"/>
        </table:table-row>
        <table:table-row table:style-name="ro1">
          <table:table-cell table:style-name="ce1" office:value-type="float" office:value="2.032246" calcext:value-type="float">
            <text:p>2.032246</text:p>
          </table:table-cell>
          <table:table-cell table:number-columns-repeated="10"/>
        </table:table-row>
        <table:table-row table:style-name="ro1">
          <table:table-cell table:style-name="ce1" office:value-type="float" office:value="2.032371" calcext:value-type="float">
            <text:p>2.032371</text:p>
          </table:table-cell>
          <table:table-cell table:number-columns-repeated="10"/>
        </table:table-row>
        <table:table-row table:style-name="ro1">
          <table:table-cell table:style-name="ce1" office:value-type="float" office:value="2.032531" calcext:value-type="float">
            <text:p>2.032531</text:p>
          </table:table-cell>
          <table:table-cell table:number-columns-repeated="10"/>
        </table:table-row>
        <table:table-row table:style-name="ro1">
          <table:table-cell table:style-name="ce1" office:value-type="float" office:value="2.032171" calcext:value-type="float">
            <text:p>2.032171</text:p>
          </table:table-cell>
          <table:table-cell table:number-columns-repeated="10"/>
        </table:table-row>
        <table:table-row table:style-name="ro1">
          <table:table-cell table:style-name="ce1" office:value-type="float" office:value="2.032171" calcext:value-type="float">
            <text:p>2.032171</text:p>
          </table:table-cell>
          <table:table-cell table:number-columns-repeated="10"/>
        </table:table-row>
        <table:table-row table:style-name="ro1">
          <table:table-cell table:style-name="ce1" office:value-type="float" office:value="2.032124" calcext:value-type="float">
            <text:p>2.032124</text:p>
          </table:table-cell>
          <table:table-cell table:number-columns-repeated="10"/>
        </table:table-row>
        <table:table-row table:style-name="ro1">
          <table:table-cell office:value-type="float" office:value="2.032124" calcext:value-type="float">
            <text:p>2.032124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2.032338" calcext:value-type="float">
            <text:p>2.032338</text:p>
          </table:table-cell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average samples 100A</text:p>
          </table:table-cell>
          <table:table-cell office:value-type="string" calcext:value-type="string">
            <text:p>res values</text:p>
          </table:table-cell>
          <table:table-cell office:value-type="string" calcext:value-type="string">
            <text:p>res avg</text:p>
          </table:table-cell>
          <table:table-cell table:style-name="ce4" office:value-type="string" calcext:value-type="string">
            <text:p>calc current 100A</text:p>
          </table:table-cell>
          <table:table-cell office:value-type="string" calcext:value-type="string">
            <text:p>Gain 100A</text:p>
          </table:table-cell>
          <table:table-cell table:style-name="ce4"/>
          <table:table-cell office:value-type="string" calcext:value-type="string">
            <text:p>average samples 10A</text:p>
          </table:table-cell>
          <table:table-cell office:value-type="string" calcext:value-type="string">
            <text:p>res values</text:p>
          </table:table-cell>
          <table:table-cell office:value-type="string" calcext:value-type="string">
            <text:p>res avg</text:p>
          </table:table-cell>
          <table:table-cell table:style-name="ce4" office:value-type="string" calcext:value-type="string">
            <text:p>calc current 10A</text:p>
          </table:table-cell>
          <table:table-cell office:value-type="string" calcext:value-type="string">
            <text:p>Gain 10A</text:p>
          </table:table-cell>
        </table:table-row>
        <table:table-row table:style-name="ro1">
          <table:table-cell table:style-name="ce3" office:value-type="float" office:value="2342.2218" calcext:value-type="float">
            <text:p>2342.2218</text:p>
          </table:table-cell>
          <table:table-cell office:value-type="float" office:value="49.913" calcext:value-type="float">
            <text:p>49.913</text:p>
          </table:table-cell>
          <table:table-cell table:style-name="ce3" office:value-type="float" office:value="49.9135" calcext:value-type="float">
            <text:p>49.9135</text:p>
          </table:table-cell>
          <table:table-cell table:formula="of:=2*[.C52]" office:value-type="float" office:value="99.827" calcext:value-type="float">
            <text:p>99.827</text:p>
          </table:table-cell>
          <table:table-cell table:formula="of:=[.D52]/[.A52]" office:value-type="float" office:value="0.0426206433566625" calcext:value-type="float">
            <text:p>0.042620643356663</text:p>
          </table:table-cell>
          <table:table-cell/>
          <table:table-cell table:style-name="ce3" office:value-type="float" office:value="2254.9233" calcext:value-type="float">
            <text:p>2254.9233</text:p>
          </table:table-cell>
          <table:table-cell office:value-type="float" office:value="5.0307" calcext:value-type="float">
            <text:p>5.0307</text:p>
          </table:table-cell>
          <table:table-cell table:style-name="ce3" office:value-type="float" office:value="5.03015" calcext:value-type="float">
            <text:p>5.03015</text:p>
          </table:table-cell>
          <table:table-cell table:formula="of:=2*[.I52]" office:value-type="float" office:value="10.0603" calcext:value-type="float">
            <text:p>10.0603</text:p>
          </table:table-cell>
          <table:table-cell table:formula="of:=[.J52]/[.G52]" office:value-type="float" office:value="0.00446148212668697" calcext:value-type="float">
            <text:p>0.004461482126687</text:p>
          </table:table-cell>
        </table:table-row>
        <table:table-row table:style-name="ro1">
          <table:table-cell/>
          <table:table-cell office:value-type="float" office:value="49.911" calcext:value-type="float">
            <text:p>49.911</text:p>
          </table:table-cell>
          <table:table-cell table:number-columns-repeated="5"/>
          <table:table-cell office:value-type="float" office:value="5.0304" calcext:value-type="float">
            <text:p>5.0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.914" calcext:value-type="float">
            <text:p>49.914</text:p>
          </table:table-cell>
          <table:table-cell table:number-columns-repeated="5"/>
          <table:table-cell office:value-type="float" office:value="5.0298" calcext:value-type="float">
            <text:p>5.0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.916" calcext:value-type="float">
            <text:p>49.916</text:p>
          </table:table-cell>
          <table:table-cell table:number-columns-repeated="5"/>
          <table:table-cell office:value-type="float" office:value="5.0297" calcext:value-type="float">
            <text:p>5.02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15:28:03.0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9-07-04T10:45:19.617000000</dc:date>
    <meta:editing-duration>PT23H22M56S</meta:editing-duration>
    <meta:editing-cycles>89</meta:editing-cycles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198cm" style:legend-expansion="high" chart:style-name="ch2"/>
        <chart:plot-area chart:style-name="ch3" table:cell-range-address="Sheet1.A23:Sheet1.A40" svg:x="0.32cm" svg:y="0.18cm" svg:width="12.471cm" svg:height="8.64cm">
          <chartooo:coordinate-region svg:x="1.629cm" svg:y="0.382cm" svg:width="10.9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3:Sheet1.A40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2472">
                <text:p>2.032472</text:p>
                <draw:g>
                  <svg:desc>Sheet1.A23:Sheet1.A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2472">
                <text:p>2.032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2229">
                <text:p>2.032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2229">
                <text:p>2.032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2569">
                <text:p>2.032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2447">
                <text:p>2.032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2431">
                <text:p>2.032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2431">
                <text:p>2.032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2414">
                <text:p>2.032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2414">
                <text:p>2.032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2246">
                <text:p>2.032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2246">
                <text:p>2.032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2371">
                <text:p>2.032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2531">
                <text:p>2.032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2171">
                <text:p>2.032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2171">
                <text:p>2.032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2124">
                <text:p>2.0321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2124">
                <text:p>2.032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